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Segoe UI Symbol'" style:font-family-asian="'Segoe UI Symbol'" style:font-family-complex="'Segoe UI Symbo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Segoe UI Symbol'" style:font-family-asian="'Segoe UI Symbol'" style:font-family-complex="'Segoe UI Symbo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Segoe UI Symbol'" style:font-family-asian="'Segoe UI Symbol'" style:font-family-complex="'Segoe UI Symbo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bold"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bold"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bold"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bold"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bold"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bold"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bold"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bold"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Эта статья является частью серии статей о three.js. Первая статья - основы Three.js. Если вы еще не читали это, и вы новичок в three.js, возможно, вы захотите начать там. Предыдущая статья была о камерах, которые важно прочитать, прежде чем читать эту статью, а также статью, посвященную свету. </text:span></text:p>
      <text:p text:style-name="P1"><text:span text:style-name="T2"/></text:p>
      <text:p text:style-name="P1"><text:span text:style-name="T3">Тени на компьютерах могут быть сложной темой. Существуют различные решения, и у всех есть свои компромиссы, включая решения, доступные в three.js.</text:span></text:p>
      <text:p text:style-name="P1"><text:span text:style-name="T3"/></text:p>
      <text:p text:style-name="P1"><text:span text:style-name="T3">Three.js по умолчанию использует карты теней. Карта теней работает так: для каждого источника света, отбрасывающего тени, все объекты, помеченные для отбрасывания теней, визуализируются с точки зрения источника света. ПРОЧИТАЙТЕ ЭТО СНОВА! и это запомнится. </text:span></text:p>
      <text:p text:style-name="P1"><text:span text:style-name="T3"/></text:p>
      <text:p text:style-name="P1"><text:span text:style-name="T3">Другими словами, если у вас есть 20 объектов и 5 источников света, и все 20 объектов отбрасывают тени, а все 5 источников отбрасывают тени, то вся ваша сцена будет нарисована 6 раз. Все 20 объектов будут нарисованы для источника света<text:s/></text:span><text:span text:style-name="T4">№</text:span><text:span text:style-name="T5"><text:s/>1,<text:s/></text:span><text:span text:style-name="T6">затем все 20 объектов будут нарисованы для источника света<text:s/></text:span><text:span text:style-name="T7">№</text:span><text:span text:style-name="T8"><text:s/>2,<text:s/></text:span><text:span text:style-name="T9">затем<text:s/></text:span><text:span text:style-name="T10">№</text:span><text:span text:style-name="T11"><text:s/>3<text:s/></text:span><text:span text:style-name="T12">и т. Д., И, наконец, фактическая сцена будет нарисована с использованием данных из первых 5 визуализаций. </text:span></text:p>
      <text:p text:style-name="P1"><text:span text:style-name="T12"/></text:p>
      <text:p text:style-name="P1"><text:span text:style-name="T12">Становится хуже, если у вас есть точечный источник света, отбрасывающий тени, сцена должна быть нарисована 6 раз только для этого света!</text:span></text:p>
      <text:p text:style-name="P1"><text:span text:style-name="T12"/></text:p>
      <text:p text:style-name="P1"><text:span text:style-name="T12"><text:s/>По этим причинам часто приходится искать другие решения, кроме множества источников света, генерирующих тени. Одно общее решение состоит в том, чтобы иметь несколько источников света, но только один направленный источник света, генерирующий тени. </text:span></text:p>
      <text:p text:style-name="P1"><text:span text:style-name="T12"/></text:p>
      <text:p text:style-name="P1"><text:span text:style-name="T12">Еще одно решение заключается в использовании карт освещения и / или карт окклюзии окружающей среды для предварительного расчета эффектов освещения в автономном режиме. Это приводит к статическому освещению или подсказкам статического освещения, но, по крайней мере, это быстро. Мы рассмотрим оба из них в другой статье. </text:span></text:p>
      <text:p text:style-name="P1"><text:span text:style-name="T12"/></text:p>
      <text:p text:style-name="P1"><text:span text:style-name="T12">Другое решение заключается в использовании поддельных теней. Создайте плоскость, поместите текстуру в градациях серого в плоскость, которая приближается к тени, нарисуйте ее над землей под вашим объектом.</text:span></text:p>
      <text:p text:style-name="P1"><text:span text:style-name="T12"/></text:p>
      <text:p text:style-name="P1"><text:span text:style-name="T12"><text:s/>Например, давайте использовать эту текстуру в качестве поддельной тени</text:span></text:p>
      <text:p text:style-name="P1"><text:span text:style-name="T13"/></text:p>
      <text:p text:style-name="P1"><text:span text:style-name="T13"/></text:p>
      <text:p text:style-name="P1"><text:span text:style-name="T14">Мы будем использовать часть кода из предыдущей статьи. Давайте установим цвет фона на белый.</text:span></text:p>
      <text:p text:style-name="P1"><text:span text:style-name="T15"/></text:p>
      <text:p text:style-name="P1"><text:span text:style-name="T16">Затем мы установим ту же самую шахматную доску, но на этот раз она использует<text:s/></text:span><text:span text:style-name="T17">MeshBasicMaterial</text:span><text:span text:style-name="T18">, так как нам не нужно освещение для земли.</text:span></text:p>
      <text:p text:style-name="P1"><text:span text:style-name="T19"/></text:p>
      <text:p text:style-name="P1"><text:span text:style-name="T20">Обратите внимание, что мы устанавливаем цвет на 1,5, 1,5, 1,5. Это умножит цвета текстуры шахматной доски на 1,5, 1,5, 1,5. Так как цвета текстуры 0x808080 и 0xC0C0C0, которые являются средне-серыми и светло-серыми, умножение их на 1,5 даст нам белую и светло-серую шахматную доску. Давайте загрузим текстуру тени</text:span></text:p>
      <text:p text:style-name="P1"><text:span text:style-name="T21"/></text:p>
      <text:p text:style-name="P1"><text:span text:style-name="T22">и сделаем массив для запоминания каждой сферы и связанных объектов.</text:span></text:p>
      <text:p text:style-name="P1"><text:span text:style-name="T23"/></text:p>
      <text:p text:style-name="P1"><text:span text:style-name="T24">Тогда мы сделаем геометрию сферы</text:span></text:p>
      <text:p text:style-name="P1"><text:span text:style-name="T25"/></text:p>
      <text:p text:style-name="P1"><text:span text:style-name="T26">И геометрия плоскости для поддельной тени</text:span></text:p>
      <text:p text:style-name="P1"><text:span text:style-name="T27"/></text:p>
      <text:p text:style-name="P1"><text:span text:style-name="T28">Теперь мы сделаем кучу сфер. Для каждой сферы мы создадим базу<text:s/></text:span><text:span text:style-name="T29">THREE.Object3D<text:s/></text:span><text:span text:style-name="T30">и сделаем сетку теневой плоскости и дочернюю сетку сферы базовой. Таким образом, если мы переместим основание, то и сфера, и тень будут двигаться. Нам нужно поместить тень немного выше земли, чтобы предотвратить z-fighting. Мы также устанавливаем значение deepWrite в false, чтобы тени не мешали друг другу. Мы рассмотрим оба эти вопроса в другой статье. Тень - это<text:s/></text:span><text:span text:style-name="T31">MeshBasicMaterial</text:span><text:span text:style-name="T32">, потому что ей не нужно освещение. Мы делаем каждую сферу разным оттенком, а затем сохраняем ее вне основы, сетки сфер, сетки теней и начальной y-позиции каждой сферы.</text:span></text:p>
      <text:p text:style-name="P1"><text:span text:style-name="T33"/></text:p>
      <text:p text:style-name="P1"><text:span text:style-name="T34">Мы установили 2 источника света. Одним из них является<text:s/></text:span><text:span text:style-name="T35">HemisphereLight</text:span><text:span text:style-name="T36"><text:s/>с интенсивностью, установленной на 2, чтобы действительно осветлить вещи.</text:span></text:p>
      <text:p text:style-name="P1"><text:span text:style-name="T37"/></text:p>
      <text:p text:style-name="P1"><text:span text:style-name="T38">Другой -<text:s/></text:span><text:span text:style-name="T39">DirectionalLight</text:span><text:span text:style-name="T40">, поэтому сферы получают некоторое определение.</text:span></text:p>
      <text:p text:style-name="P1"><text:span text:style-name="T41"/></text:p>
      <text:p text:style-name="P1"><text:span text:style-name="T42">Он будет отображаться как есть, но давайте оживим там сферы. Для каждой сферы, тени, базового набора мы перемещаем базу в плоскости xz, мы перемещаем сферу вверх и вниз, используя<text:s/></text:span><text:span text:style-name="T43">Math.abs (Math.sin (time)),<text:s/></text:span><text:span text:style-name="T44">который дает нам оживленную анимацию. И мы также устанавливаем непрозрачность теневого материала таким образом, чтобы, когда каждая сфера поднималась выше, ее тень исчезала.</text:span></text:p>
      <text:p text:style-name="P1"><text:span text:style-name="T45"/></text:p>
      <text:p text:style-name="P1"><text:span text:style-name="T46">И вот 15 видов прыгающих шаров.</text:span></text:p>
      <text:p text:style-name="P1"><text:span text:style-name="T47"/></text:p>
      <text:p text:style-name="P1"><text:span text:style-name="T48">В некоторых приложениях обычно используют круглую или овальную тень для всего, но, конечно, вы также можете использовать теневые текстуры различной формы. Вы также можете придать тени более жесткий край. Хорошим примером использования этого типа тени является Animal Crossing Pocket Camp, где вы можете видеть, что у каждого персонажа есть простая круглая тень. Это эффективно и дешево. Долина Монументов, кажется, также использует этот вид тени для главного героя. Итак, переходя к теневым картам, есть 3 источника света, которые могут отбрасывать тени.<text:s/></text:span><text:span text:style-name="T49">DirectionalLight</text:span><text:span text:style-name="T50">,<text:s/></text:span><text:span text:style-name="T51">PointLight</text:span><text:span text:style-name="T52"><text:s/>и<text:s/></text:span><text:span text:style-name="T53">SpotLight</text:span><text:span text:style-name="T54">. Давайте начнем с<text:s/></text:span><text:span text:style-name="T55">DirectionalLight</text:span><text:span text:style-name="T56"><text:s/>с примера помощника из статьи о светах. Первое, что нам нужно сделать, это включить тени в рендерере.</text:span></text:p>
      <text:p text:style-name="P1"><text:span text:style-name="T57"/></text:p>
      <text:p text:style-name="P1"><text:span text:style-name="T58">Тогда мы также должны сказать свету отбрасывать тень</text:span></text:p>
      <text:p text:style-name="P1"><text:span text:style-name="T59"/></text:p>
      <text:p text:style-name="P1"><text:span text:style-name="T60">Нам также нужно перейти к каждой сетке в сцене и решить, должна ли она отбрасывать тени и / или получать тени. Давайте сделаем так, чтобы самолет (земля) получал только тени, так как нам все равно, что происходит под ним.</text:span></text:p>
      <text:p text:style-name="P1"><text:span text:style-name="T61"/></text:p>
      <text:p text:style-name="P1"><text:span text:style-name="T62">Для куба и сферы давайте оба получим и отбрасываем тени</text:span></text:p>
      <text:p text:style-name="P1"><text:span text:style-name="T63"/></text:p>
      <text:p text:style-name="P1"><text:span text:style-name="T64">И тогда мы запускаем это.</text:span></text:p>
      <text:p text:style-name="P1"><text:span text:style-name="T65"/></text:p>
      <text:p text:style-name="P1"><text:span text:style-name="T66">Что произошло? Почему части теней отсутствуют? Причина в том, что карты теней создаются путем рендеринга сцены с точки зрения света. В этом случае в<text:s/></text:span><text:span text:style-name="T67">DirectionalLight<text:s/></text:span><text:span text:style-name="T68">есть камера, которая смотрит на свою цель. Точно так же, как камера, которую мы ранее покрывали, камера тени определяет область, внутри которой рендерится тени. В приведенном выше примере эта область слишком мала. Чтобы визуализировать эту область, мы можем получить теневую камеру и добавить<text:s/></text:span><text:span text:style-name="T69">CameraHelper</text:span><text:span text:style-name="T70"><text:s/>к сцене.</text:span></text:p>
      <text:p text:style-name="P1"><text:span text:style-name="T71"/></text:p>
      <text:p text:style-name="P1"><text:span text:style-name="T72">И теперь вы можете видеть область, для которой отбрасываются и принимаются тени.</text:span></text:p>
      <text:p text:style-name="P1"><text:span text:style-name="T73"/></text:p>
      <text:p text:style-name="P1"><text:span text:style-name="T74">Отрегулируйте целевое значение x назад и вперед, и должно быть довольно ясно, что только то, что находится внутри блока камеры тени, находится там, где рисуются тени. Мы можем отрегулировать размер этой коробки, отрегулировав камеру освещения. Давайте добавим некоторые настройки графического интерфейса, чтобы отрегулировать тень камеры освещения. Поскольку<text:s/></text:span><text:span text:style-name="T75">DirectionalLight<text:s/></text:span><text:span text:style-name="T76">представляет свет, движущийся в параллельном направлении,<text:s/></text:span><text:span text:style-name="T77">DirectionalLight<text:s/></text:span><text:span text:style-name="T78">использует<text:s/></text:span><text:span text:style-name="T79">OrthographicCamera<text:s/></text:span><text:span text:style-name="T80">для своей теневой камеры. Мы рассмотрели, как работает<text:s/></text:span><text:span text:style-name="T81">OrthographicCamera<text:s/></text:span><text:span text:style-name="T82">в предыдущей статье о камерах. Напомним,<text:s/></text:span><text:span text:style-name="T83">OrthographicCamera<text:s/></text:span><text:span text:style-name="T84">определяет свою рамку или вид усечения по своим свойствам left, right, top, bottom, near, far и zoom. Снова давайте создадим вспомогательный класс для<text:s/></text:span><text:span text:style-name="T85">dat.GUI</text:span><text:span text:style-name="T86">. Мы сделаем<text:s/></text:span><text:span text:style-name="T87">DimensionGUIHelper</text:span><text:span text:style-name="T88">, который мы передадим объект и 2 свойства. Он представит одно свойство, которое<text:s/></text:span><text:span text:style-name="T89">dat.GUI<text:s/></text:span><text:span text:style-name="T90">может настроить, и в ответ установит два свойства: положительное и отрицательное. Мы можем использовать это, чтобы установить влево и вправо как ширину, а вверх и вниз как высоту.</text:span></text:p>
      <text:p text:style-name="P1"><text:span text:style-name="T91"/></text:p>
      <text:p text:style-name="P1"><text:span text:style-name="T92">Мы также будем использовать<text:s/></text:span><text:span text:style-name="T93">MinMaxGUIHelper</text:span><text:span text:style-name="T94">, который мы создали в статье о камере, для настройки ближнего и дальнего.</text:span></text:p>
      <text:p text:style-name="P1"><text:span text:style-name="T95"/></text:p>
      <text:p text:style-name="P1"><text:span text:style-name="T96">Мы говорим<text:s/></text:span><text:span text:style-name="T97">GUI</text:span><text:span text:style-name="T98">, чтобы мы вызывали нашу функцию<text:s/></text:span><text:span text:style-name="T99">updateCamera<text:s/></text:span><text:span text:style-name="T100">каждый раз, когда что-то меняется. Давайте напишем эту функцию для обновления источника света, помощника источника света, камеры тени источника света и помощника, отображающего камеру тени источника света.</text:span></text:p>
      <text:p text:style-name="P1"><text:span text:style-name="T101"/></text:p>
      <text:p text:style-name="P1"><text:span text:style-name="T102">И теперь, когда мы дали теневой камере световой интерфейс, мы можем играть со значениями.</text:span></text:p>
      <text:p text:style-name="P1"><text:span text:style-name="T103"/></text:p>
      <text:p text:style-name="P1"><text:span text:style-name="T104">Установите ширину и высоту около 30, и вы увидите, что тени правильные и области, которые должны находиться в тени для этой сцены, полностью покрыты. Но это поднимает вопрос, почему бы просто не установить ширину и высоту для некоторых гигантских чисел, чтобы просто покрыть все? Установите ширину и высоту 100, и вы можете увидеть что-то вроде этого</text:span></text:p>
      <text:p text:style-name="P1"><text:span text:style-name="T105"/></text:p>
      <text:p text:style-name="P1"><text:span text:style-name="T106">Что происходит с этими тенями в низком разрешении ?! Эта проблема - еще один параметр, связанный с тенями, о котором нужно знать. Карты теней - это текстуры, в которые затягиваются тени. Эти текстуры имеют размер. Область теневой камеры, которую мы установили выше, растянута на этот размер. Это означает, что чем больше область, которую вы устанавливаете, тем более блочными будут ваши тени. Вы можете установить разрешение текстуры карты теней, установив<text:s/></text:span><text:span text:style-name="T107">light.shadow.mapSize.width<text:s/></text:span><text:span text:style-name="T108">и<text:s/></text:span><text:span text:style-name="T109">light.shadow.mapSize.height</text:span><text:span text:style-name="T110">. Они по умолчанию 512x512. Чем больше вы делаете их, тем больше памяти они отнимают и тем медленнее они вычисляются, поэтому вы хотите установить их как можно меньше и при этом заставить вашу сцену работать. То же самое относится и к области камеры теневого света. Меньшие означают лучше выглядящие тени, поэтому сделайте область как можно меньше и при этом охватывайте всю сцену. Имейте в виду, что на компьютере каждого пользователя установлен максимально допустимый размер текстуры, который доступен в рендере как<text:s/></text:span><text:span text:style-name="T111">renderer.capabilities.maxTextureSize</text:span><text:span text:style-name="T112">. При переключении на<text:s/></text:span><text:span text:style-name="T113">SpotLight<text:s/></text:span><text:span text:style-name="T114">теневая камера источника света становится<text:s/></text:span><text:span text:style-name="T115">PerspectiveCamera</text:span><text:span text:style-name="T116">. В отличие от теневой камеры<text:s/></text:span><text:span text:style-name="T117">DirectionalLight</text:span><text:span text:style-name="T118">, где мы могли вручную установить большинство ее настроек, теневая камера<text:s/></text:span><text:span text:style-name="T119">SpotLight<text:s/></text:span><text:span text:style-name="T120">управляется самим<text:s/></text:span><text:span text:style-name="T121">SpotLight</text:span><text:span text:style-name="T122">. Поле зрения для теневой камеры напрямую связано с настройкой угла<text:s/></text:span><text:span text:style-name="T123">SpotLight</text:span><text:span text:style-name="T124">. Аспект устанавливается автоматически в зависимости от размера карты теней.</text:span></text:p>
      <text:p text:style-name="P1"><text:span text:style-name="T125"/></text:p>
      <text:p text:style-name="P1"><text:span text:style-name="T126">и мы добавили обратно в настройку полутени и угла из нашей статьи о светах.</text:span></text:p>
      <text:p text:style-name="P1"><text:span text:style-name="T127"/></text:p>
      <text:p text:style-name="P1"><text:span text:style-name="T128">И, наконец, есть тени с<text:s/></text:span><text:span text:style-name="T129">PointLight</text:span><text:span text:style-name="T130">. Так как<text:s/></text:span><text:span text:style-name="T131">PointLight<text:s/></text:span><text:span text:style-name="T132">светит во всех направлениях, единственные релевантные настройки - ближние и дальние. В противном случае тень<text:s/></text:span><text:span text:style-name="T133">PointLight<text:s/></text:span><text:span text:style-name="T134">фактически представляет собой 6 теней<text:s/></text:span><text:span text:style-name="T135">SpotLight</text:span><text:span text:style-name="T136">, каждая из которых указывает на грань куба вокруг источника света. Это означает, что тени<text:s/></text:span><text:span text:style-name="T137">PointLight<text:s/></text:span><text:span text:style-name="T138">намного медленнее, поскольку вся сцена должна быть нарисована 6 раз, по одному для каждого направления. Давайте поместим рамку вокруг нашей сцены, чтобы мы могли видеть тени на стенах и потолке. Мы установим свойство стороны материала в<text:s/></text:span><text:span text:style-name="T139">THREE.BackSide</text:span><text:span text:style-name="T140">, чтобы отображать внутреннюю часть поля вместо внешней. Как и пол, мы установим его только для получения теней. Также мы установим положение ящика так, чтобы его дно было немного ниже пола, чтобы пол и дно ящика<text:s/></text:span><text:span text:style-name="T141">"</text:span><text:span text:style-name="T142">не боролись</text:span><text:span text:style-name="T143">"</text:span><text:span text:style-name="T144">.</text:span></text:p>
      <text:p text:style-name="P1"><text:span text:style-name="T145"/></text:p>
      <text:p text:style-name="P1"><text:span text:style-name="T146">И, конечно же, нам нужно переключить свет на<text:s/></text:span><text:span text:style-name="T147">PointLight</text:span><text:span text:style-name="T148">.</text:span></text:p>
      <text:p text:style-name="P1"><text:span text:style-name="T149"/></text:p>
      <text:p text:style-name="P1"><text:span text:style-name="T150">Используйте настройки<text:s/></text:span><text:span text:style-name="T151">GUI<text:s/></text:span><text:span text:style-name="T152">для перемещения света, и вы увидите, как тени падают на все стены. Вы также можете настроить ближние и дальние настройки и видеть, как и другие тени, когда объекты ближе</text:span><text:span text:style-name="T153"><text:s/>-</text:span><text:span text:style-name="T154"><text:s text:c="2"/>они больше не получают тень</text:span><text:span text:style-name="T155">,<text:s/></text:span><text:span text:style-name="T156">когда объекты дальше</text:span><text:span text:style-name="T157"><text:s/>-<text:s/></text:span><text:span text:style-name="T158">они всегда находятся в тени.</text:span><text:span text:style-name="T15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